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CEDF57F3734CBED.png" manifest:media-type="image/png"/>
  <manifest:file-entry manifest:full-path="Pictures/100005810000031A0000031A90A9BB170713D465.svg" manifest:media-type="image/svg+xml"/>
  <manifest:file-entry manifest:full-path="Pictures/100000010000001E0000001EB018E53C8F1ECF3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5" style:family="text">
      <style:text-properties fo:color="#000000" loext:opacity="100%" fo:language="nl" fo:country="NL" fo:font-style="italic" fo:background-color="transparent" loext:char-shading-value="0" style:language-asian="nl" style:country-asian="NL" style:font-style-asian="italic" style:font-name-complex="Bitstream Vera Sans" style:font-style-complex="italic"/>
    </style:style>
    <style:style style:name="T136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8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9" style:family="text">
      <style:text-properties fo:color="#000000" loext:opacity="100%" fo:language="nl" fo:country="NL" fo:font-style="normal" officeooo:rsid="02169fcb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0" style:family="text">
      <style:text-properties fo:color="#000000" loext:opacity="100%" fo:language="nl" fo:country="NL" fo:font-style="normal" officeooo:rsid="021a208f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1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2169fc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21bc23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officeooo:rsid="014eeaf0"/>
    </style:style>
    <style:style style:name="T167" style:family="text">
      <style:text-properties officeooo:rsid="014ea810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text-line-through-style="none" style:text-line-through-type="none" fo:language="nl" fo:country="NL" fo:font-style="normal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text-line-through-style="none" style:text-line-through-type="none" fo:language="nl" fo:country="NL" fo:font-style="normal" style:text-underline-style="none" fo:font-weight="normal" officeooo:rsid="021452d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7" style:family="text">
      <style:text-properties officeooo:rsid="00172dcf"/>
    </style:style>
    <style:style style:name="T188" style:family="text">
      <style:text-properties fo:font-weight="normal" officeooo:rsid="00172dcf" style:font-weight-asian="normal" style:font-weight-complex="normal"/>
    </style:style>
    <style:style style:name="T189" style:family="text">
      <style:text-properties officeooo:rsid="0119bd75"/>
    </style:style>
    <style:style style:name="T190" style:family="text">
      <style:text-properties style:font-name="Liberation Sans"/>
    </style:style>
    <style:style style:name="T191" style:family="text">
      <style:text-properties style:font-name="Liberation Sans" fo:font-size="12pt" style:font-size-asian="12pt" style:font-size-complex="12pt"/>
    </style:style>
    <style:style style:name="T192" style:family="text">
      <style:text-properties style:font-name="Liberation Sans" fo:font-size="12pt" officeooo:rsid="009c12e0" style:font-size-asian="12pt" style:font-size-complex="12pt"/>
    </style:style>
    <style:style style:name="T193" style:family="text">
      <style:text-properties style:font-name="Liberation Sans" fo:font-size="12pt" officeooo:rsid="00178133" style:font-size-asian="12pt" style:font-size-complex="12pt"/>
    </style:style>
    <style:style style:name="T194" style:family="text">
      <style:text-properties style:font-name="Liberation Sans" fo:font-size="12pt" officeooo:rsid="007ef2fc" style:font-size-asian="12pt" style:font-size-complex="12pt"/>
    </style:style>
    <style:style style:name="T195" style:family="text">
      <style:text-properties style:font-name="Liberation Sans" fo:font-size="12pt" style:text-underline-style="none" officeooo:rsid="009c12e0" style:font-size-asian="12pt" style:font-size-complex="12pt"/>
    </style:style>
    <style:style style:name="T196" style:family="text">
      <style:text-properties style:font-name="Liberation Sans" fo:font-size="10pt" style:font-size-asian="10pt" style:font-size-complex="10pt"/>
    </style:style>
    <style:style style:name="T197" style:family="text">
      <style:text-properties style:font-name="Liberation Sans" fo:font-size="10pt" officeooo:rsid="0203f598" style:font-size-asian="10pt" style:font-size-complex="10pt"/>
    </style:style>
    <style:style style:name="T198" style:family="text">
      <style:text-properties officeooo:rsid="007505e5"/>
    </style:style>
    <style:style style:name="T199" style:family="text">
      <style:text-properties officeooo:rsid="0013aa8e"/>
    </style:style>
    <style:style style:name="T200" style:family="text">
      <style:text-properties officeooo:rsid="007ef2fc"/>
    </style:style>
    <style:style style:name="T201" style:family="text">
      <style:text-properties officeooo:rsid="01e96954"/>
    </style:style>
    <style:style style:name="T202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officeooo:rsid="04473353"/>
    </style:style>
    <style:style style:name="T209" style:family="text">
      <style:text-properties officeooo:rsid="0f95a7a0"/>
    </style:style>
    <style:style style:name="T210" style:family="text">
      <style:text-properties officeooo:rsid="0f8f58bd"/>
    </style:style>
    <style:style style:name="T211" style:family="text">
      <style:text-properties officeooo:rsid="0aace3cd"/>
    </style:style>
    <style:style style:name="T212" style:family="text">
      <style:text-properties style:font-name="Ubuntu1"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officeooo:rsid="0203f598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51">C</text:span></text:span><text:span text:style-name="Strong_20_Emphasis"><text:span text:style-name="T150">hecklist voor </text:span></text:span><text:span text:style-name="Strong_20_Emphasis"><text:span text:style-name="T151">het</text:span></text:span><text:span text:style-name="Strong_20_Emphasis"><text:span text:style-name="T150"> </text:span></text:span><text:span text:style-name="Strong_20_Emphasis"><text:span text:style-name="T152">overzetten</text:span></text:span><text:span text:style-name="Strong_20_Emphasis"><text:span text:style-name="T150"> van Windows naar </text:span></text:span><text:span text:style-name="Strong_20_Emphasis"><text:span text:style-name="T153">Linux (</text:span></text:span><text:span text:style-name="Strong_20_Emphasis"><text:span text:style-name="T154">Ubuntu </text:span></text:span><text:span text:style-name="Strong_20_Emphasis"><text:span text:style-name="T155">of Debian</text:span></text:span><text:span text:style-name="Strong_20_Emphasis"><text:span text:style-name="T156">)</text:span></text:span><text:span text:style-name="T150">.</text:span></text:p>
      <text:p text:style-name="P15"><text:span text:style-name="Strong_20_Emphasis"><text:span text:style-name="T91"/></text:span></text:p>
      <text:list xml:id="list2663583926" text:style-name="L1">
        <text:list-item>
          <text:p text:style-name="P65"><text:span text:style-name="T137">Over</text:span><text:span text:style-name="T138">zetten</text:span><text:span text:style-name="T136"> voorbereiden</text:span><text:span text:style-name="T131"> (</text:span><text:span text:style-name="T134">alleen als </text:span><text:span text:style-name="T130">op</text:span><text:span text:style-name="T131"> Windows </text:span><text:span text:style-name="T132">D</text:span><text:span text:style-name="T133">esktop</text:span><text:span text:style-name="T148">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41">Verbreek de Internetverbinding, zodat er geen nieuwe </text:span><text:span text:style-name="T142">e-</text:span><text:span text:style-name="T141">mails </text:span><text:span text:style-name="T142">meer</text:span><text:span text:style-name="T143"> </text:span><text:span text:style-name="T142">binnen </text:span><text:span text:style-name="T143">kunnen </text:span><text:span text:style-name="T141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98">l</text:span> <text:span text:style-name="T199">computernaam en </text:span>gebruikersnamen (zie pagina <text:span text:style-name="T200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91">Verzamel </text:span><text:span text:style-name="Emphasis"><text:span text:style-name="T195">per gebruiker</text:span></text:span><text:span text:style-name="T192"> </text:span><text:span text:style-name="T191">E-mailadressen </text:span><text:span text:style-name="T193">en</text:span><text:span text:style-name="T191"> mailserver</text:span><text:span text:style-name="T193">adressen</text:span><text:span text:style-name="T191"> inclusief gebruikersnamen en wachtwoorden, zie pagina </text:span><text:span text:style-name="T194">4</text:span><text:span text:style-name="T191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7">Installeer en start </text:span><text:span text:style-name="T163">Google Chrome</text:span><text:span text:style-name="T157">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7">.</text:span></text:p>
            <text:p text:style-name="P23"><text:span text:style-name="T144">Als importeren niet lukt, alles exporteren </text:span><text:span text:style-name="T145">op alle mogelijke manieren </text:span><text:span text:style-name="T144">vanuit </text:span><text:span text:style-name="T146">de </text:span><text:span text:style-name="T144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7">Installeer en start Mozilla Firefox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7">.</text:span></text:p>
            <text:p text:style-name="P24"><text:span text:style-name="T144">Als importeren niet lukt, alles exporteren </text:span><text:span text:style-name="T145">op alle mogelijke manieren </text:span><text:span text:style-name="T144">vanuit </text:span><text:span text:style-name="T146">de </text:span><text:span text:style-name="T144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7">Installeer en start Mozilla Thunderbird, importeer </text:span><text:span text:style-name="Emphasis"><text:span text:style-name="T164">per gebruiker</text:span></text:span><text:span text:style-name="T158"> </text:span><text:span text:style-name="T159">vanuit </text:span><text:span text:style-name="T160">het </text:span><text:span text:style-name="T159">huidig e-mailprogramma </text:span><text:span text:style-name="T16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61">accountinstellingen</text:span><text:span text:style-name="T15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8"><text:s/></text:span></text:span><text:span text:style-name="Strong_20_Emphasis"><text:span text:style-name="T169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68"><text:s/></text:span></text:span><text:span text:style-name="Strong_20_Emphasis"><text:span text:style-name="T169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68"><text:s/></text:span></text:span><text:span text:style-name="Strong_20_Emphasis"><text:span text:style-name="T169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68"><text:s/></text:span></text:span><text:span text:style-name="Strong_20_Emphasis"><text:span text:style-name="T169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69"><text:tab/></text:span></text:span><text:span text:style-name="T19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8"><text:s/></text:span></text:span><text:span text:style-name="Strong_20_Emphasis"><text:span text:style-name="T169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68"><text:s/></text:span></text:span><text:span text:style-name="Strong_20_Emphasis"><text:span text:style-name="T169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68"><text:s/></text:span></text:span><text:span text:style-name="Strong_20_Emphasis"><text:span text:style-name="T169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68"><text:s/></text:span></text:span><text:span text:style-name="Strong_20_Emphasis"><text:span text:style-name="T169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69"><text:tab/></text:span></text:span><text:span text:style-name="T19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62">agenda, </text:span><text:span text:style-name="T15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5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33226845319232" text:continue-list="list2663583926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6"> - </text:span></text:span><text:span text:style-name="Strong_20_Emphasis"><text:span text:style-name="T87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2">Start de computer op vanaf</text:span></text:span><text:span text:style-name="Strong_20_Emphasis"><text:span text:style-name="T92"><text:note text:id="ftn1" text:note-class="footnote"><text:note-citation>1</text:note-citation><text:note-body><text:p text:style-name="P56"><text:span text:style-name="T95">B</text:span><text:span text:style-name="T96">ootmenu/</text:span><text:span text:style-name="T95">S</text:span><text:span text:style-name="T96">etup</text:span><text:span text:style-name="T94"> via </text:span><text:span text:style-name="T97">é</text:span><text:span text:style-name="T98">é</text:span><text:span text:style-name="T95">n van d</text:span><text:span text:style-name="T113">e </text:span><text:span text:style-name="T115">v</text:span><text:span text:style-name="Definition"><text:span text:style-name="T114">eelgebruikte toetsen: </text:span></text:span><text:span text:style-name="Definition"><text:span text:style-name="T202">E</text:span></text:span><text:span text:style-name="Definition"><text:span text:style-name="T203">sc</text:span></text:span><text:span text:style-name="Definition"><text:span text:style-name="T114">, </text:span></text:span><text:span text:style-name="Definition"><text:span text:style-name="T204">D</text:span></text:span><text:span text:style-name="Definition"><text:span text:style-name="T203">elete</text:span></text:span><text:span text:style-name="Definition"><text:span text:style-name="T114">, </text:span></text:span><text:span text:style-name="Definition"><text:span text:style-name="T204">F</text:span></text:span><text:span text:style-name="Definition"><text:span text:style-name="T203">1</text:span></text:span><text:span text:style-name="Definition"><text:span text:style-name="T114">, </text:span></text:span><text:span text:style-name="Definition"><text:span text:style-name="T203">F2</text:span></text:span><text:span text:style-name="Definition"><text:span text:style-name="T114">, </text:span></text:span><text:span text:style-name="Definition"><text:span text:style-name="T204">F9, </text:span></text:span><text:span text:style-name="Definition"><text:span text:style-name="T205">F10, F11, </text:span></text:span><text:span text:style-name="Definition"><text:span text:style-name="T206">of</text:span></text:span><text:span text:style-name="Definition"><text:span text:style-name="T205"> </text:span></text:span><text:span text:style-name="Definition"><text:span text:style-name="T204">F12</text:span></text:span><text:span text:style-name="T112">.</text:span></text:p></text:note-body></text:note></text:span></text:span><text:span text:style-name="Strong_20_Emphasis"><text:span text:style-name="T92"> </text:span></text:span><text:span text:style-name="Strong_20_Emphasis"><text:span text:style-name="T93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208">Vanaf ee</text:span>n <text:span text:style-name="T209">L</text:span>ive <text:span text:style-name="T210">USB</text:span><text:span text:style-name="T211">-stick</text:span><text:span text:style-name="T212"> </text:span>kunt <text:span text:style-name="T208">u opstarten en</text:span> <text:span text:style-name="T196">met </text:span><text:span text:style-name="T197">Linux</text:span><text:span text:style-name="Strong_20_Emphasis"><text:span text:style-name="T165"> </text:span></text:span>werken zonder enige bestanden op de harde schijf te wijzigen en maakt ook installatie van <text:span text:style-name="T216">Linux</text:span><text:span text:style-name="Strong_20_Emphasis"><text:span text:style-name="T16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9">Maak een opstartbare USB-stick</text:span></text:span><text:span text:style-name="Strong_20_Emphasis"><text:span text:style-name="T100">:<text:line-break/></text:span></text:span><text:span text:style-name="Strong_20_Emphasis"><text:span text:style-name="T101">Download </text:span></text:span><text:span text:style-name="Strong_20_Emphasis"><text:span text:style-name="T102">een </text:span></text:span><text:span text:style-name="Strong_20_Emphasis"><text:span text:style-name="T103">cd</text:span></text:span><text:span text:style-name="Strong_20_Emphasis"><text:span text:style-name="T108">-beeldbestand</text:span></text:span><text:span text:style-name="Strong_20_Emphasis"><text:span text:style-name="T104"> </text:span></text:span><text:span text:style-name="Strong_20_Emphasis"><text:span text:style-name="T105">(.iso) </text:span></text:span><text:span text:style-name="Strong_20_Emphasis"><text:span text:style-name="T104">vanaf </text:span></text:span><text:a xlink:type="simple" xlink:href="https://nl.releases.ubuntu.com/" text:style-name="Internet_20_link" text:visited-style-name="Visited_20_Internet_20_Link"><text:span text:style-name="Strong_20_Emphasis"><text:span text:style-name="T213">nl.releases.ubuntu.com</text:span></text:span></text:a><text:span text:style-name="Strong_20_Emphasis"><text:span text:style-name="T104"> </text:span></text:span><text:span text:style-name="Strong_20_Emphasis"><text:span text:style-name="T107">of </text:span></text:span><text:span text:style-name="Strong_20_Emphasis"><text:span text:style-name="T116"><text:s/></text:span></text:span><text:a xlink:type="simple" xlink:href="https://www.debian.org/CD/live/" text:style-name="Internet_20_link" text:visited-style-name="Visited_20_Internet_20_Link"><text:span text:style-name="Strong_20_Emphasis"><text:span text:style-name="T215">debian.org/cd/live</text:span></text:span></text:a><text:span text:style-name="Strong_20_Emphasis"><text:span text:style-name="T109"> </text:span></text:span><text:span text:style-name="Strong_20_Emphasis"><text:span text:style-name="T110">(zie ook Checklist installatie).</text:span></text:span><text:span text:style-name="Strong_20_Emphasis"><text:span text:style-name="T106"><text:line-break/>De volgende stappen staan beschreven in </text:span></text:span><text:span text:style-name="Strong_20_Emphasis"><text:span text:style-name="T111">Linux informatie</text:span></text:span><text:span text:style-name="Strong_20_Emphasis"><text:span text:style-name="T106">, te vinden op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6">, onder </text:span></text:span><text:span text:style-name="Strong_20_Emphasis"><text:span text:style-name="T111">Linux</text:span></text:span><text:span text:style-name="Strong_20_Emphasis"><text:span text:style-name="T106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70">&lt;</text:span></text:span><text:span text:style-name="Definition"><text:span text:style-name="T171">Gebruikersnaam</text:span></text:span><text:span text:style-name="Definition"><text:span text:style-name="T17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/text:span></text:span><text:span text:style-name="Strong_20_Emphasis"><text:span text:style-name="T84">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70">&lt;</text:span></text:span><text:span text:style-name="Definition"><text:span text:style-name="T171">Gebruikersnaam</text:span></text:span><text:span text:style-name="Definition"><text:span text:style-name="T17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70">&lt;</text:span></text:span><text:span text:style-name="Definition"><text:span text:style-name="T171">Gebruikersnaam</text:span></text:span><text:span text:style-name="Definition"><text:span text:style-name="T17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70">&lt;</text:span></text:span><text:span text:style-name="Definition"><text:span text:style-name="T171">Gebruikersnaam</text:span></text:span><text:span text:style-name="Definition"><text:span text:style-name="T17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72">&lt;</text:span></text:span><text:span text:style-name="Definition"><text:span text:style-name="T171">Gebruikersnaam</text:span></text:span><text:span text:style-name="Definition"><text:span text:style-name="T17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70">&lt;</text:span></text:span><text:span text:style-name="Definition"><text:span text:style-name="T171">Gebruikersnaam</text:span></text:span><text:span text:style-name="Definition"><text:span text:style-name="T17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33226626432600" text:continue-numbering="true" text:style-name="L1">
        <text:list-item>
          <text:p text:style-name="P64"><text:span text:style-name="Strong_20_Emphasis"><text:span text:style-name="T117">Linux </text:span></text:span><text:span text:style-name="Strong_20_Emphasis"><text:span text:style-name="T118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6">Desktop: 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6">, onder </text:span></text:span><text:span text:style-name="Strong_20_Emphasis"><text:span text:style-name="T111">Linux</text:span></text:span><text:span text:style-name="Strong_20_Emphasis"><text:span text:style-name="T106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73"><text:tab/></text:span></text:span></text:p>
      <text:list xml:id="list133227399027276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2">(</text:span></text:span><text:span text:style-name="Strong_20_Emphasis"><text:span text:style-name="T89">op</text:span></text:span><text:span text:style-name="Strong_20_Emphasis"><text:span text:style-name="T82"> </text:span></text:span><text:span text:style-name="Strong_20_Emphasis"><text:span text:style-name="T90">Linux</text:span></text:span><text:span text:style-name="Strong_20_Emphasis"><text:span text:style-name="T82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75"/></text:span></text:p>
        </text:list-item>
      </text:list>
      <text:p text:style-name="P17"><text:span text:style-name="Strong_20_Emphasis"><text:span text:style-name="T173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73"><text:tab/></text:span></text:span><text:span text:style-name="Strong_20_Emphasis"><text:span text:style-name="T176">Zorg dat er geen </text:span></text:span><text:span text:style-name="Strong_20_Emphasis"><text:span text:style-name="T174">Internetverbinding </text:span></text:span><text:span text:style-name="Strong_20_Emphasis"><text:span text:style-name="T176">is, zodat er geen nieuwe </text:span></text:span><text:span text:style-name="Strong_20_Emphasis"><text:span text:style-name="T177">e-</text:span></text:span><text:span text:style-name="Strong_20_Emphasis"><text:span text:style-name="T176">mails </text:span></text:span><text:span text:style-name="Strong_20_Emphasis"><text:span text:style-name="T178">kunnen </text:span></text:span><text:span text:style-name="Strong_20_Emphasis"><text:span text:style-name="T177">binnen</text:span></text:span><text:span text:style-name="Strong_20_Emphasis"><text:span text:style-name="T176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73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73"><text:tab/></text:span></text:span><text:span text:style-name="Strong_20_Emphasis"><text:span text:style-name="T174">Start Firefox en controleer de werking.</text:span></text:span></text:p>
      <text:p text:style-name="P17"><text:span text:style-name="Strong_20_Emphasis"><text:span text:style-name="T173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73"><text:tab/></text:span></text:span><text:span text:style-name="Strong_20_Emphasis"><text:span text:style-name="T173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73"><text:tab/></text:span></text:span><text:span text:style-name="Strong_20_Emphasis"><text:span text:style-name="T174">Kopieer de Thunderbird data </text:span></text:span><text:span text:style-name="Strong_20_Emphasis"><text:span text:style-name="T179">naar ~/.thunderbird, </text:span></text:span><text:span text:style-name="Strong_20_Emphasis"><text:span text:style-name="T180">of in </text:span></text:span><text:span text:style-name="Strong_20_Emphasis"><text:span text:style-name="T179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33227927778219" text:continue-numbering="true" text:style-name="L1">
        <text:list-header>
          <text:p text:style-name="P62"><text:span text:style-name="User_20_Entry"><text:span text:style-name="T119">f</text:span></text:span><text:span text:style-name="User_20_Entry"><text:span text:style-name="T120">ind </text:span></text:span><text:span text:style-name="User_20_Entry"><text:span text:style-name="T119">$HOME</text:span></text:span><text:span text:style-name="User_20_Entry"><text:span text:style-name="T120"> -</text:span></text:span><text:span text:style-name="User_20_Entry"><text:span text:style-name="T121">i</text:span></text:span><text:span text:style-name="User_20_Entry"><text:span text:style-name="T120">name </text:span></text:span><text:span text:style-name="User_20_Entry"><text:span text:style-name="T122">d</text:span></text:span><text:span text:style-name="User_20_Entry"><text:span text:style-name="T120">esktop.ini -</text:span></text:span><text:span text:style-name="User_20_Entry"><text:span text:style-name="T123">d</text:span></text:span><text:span text:style-name="User_20_Entry"><text:span text:style-name="T124">e</text:span></text:span><text:span text:style-name="User_20_Entry"><text:span text:style-name="T123">lete </text:span></text:span><text:span text:style-name="User_20_Entry"><text:span text:style-name="T125">-or </text:span></text:span><text:span text:style-name="User_20_Entry"><text:span text:style-name="T120">-</text:span></text:span><text:span text:style-name="User_20_Entry"><text:span text:style-name="T126">i</text:span></text:span><text:span text:style-name="User_20_Entry"><text:span text:style-name="T120">name </text:span></text:span><text:span text:style-name="User_20_Entry"><text:span text:style-name="T126">t</text:span></text:span><text:span text:style-name="User_20_Entry"><text:span text:style-name="T120">humbs.db -</text:span></text:span><text:span text:style-name="User_20_Entry"><text:span text:style-name="T123">delete -</text:span></text:span><text:span text:style-name="User_20_Entry"><text:span text:style-name="T125">or </text:span></text:span><text:span text:style-name="User_20_Entry"><text:span text:style-name="T120">-name '*.</text:span></text:span><text:span text:style-name="User_20_Entry"><text:span text:style-name="T127">lnk'</text:span></text:span><text:span text:style-name="User_20_Entry"><text:span text:style-name="T120"> -</text:span></text:span><text:span text:style-name="User_20_Entry"><text:span text:style-name="T123">delete -</text:span></text:span><text:span text:style-name="User_20_Entry"><text:span text:style-name="T128">or </text:span></text:span><text:span text:style-name="User_20_Entry"><text:span text:style-name="T120">-</text:span></text:span><text:span text:style-name="User_20_Entry"><text:span text:style-name="T121">i</text:span></text:span><text:span text:style-name="User_20_Entry"><text:span text:style-name="T120">name '*.</text:span></text:span><text:span text:style-name="User_20_Entry"><text:span text:style-name="T129">exe'</text:span></text:span><text:span text:style-name="User_20_Entry"><text:span text:style-name="T120"> -</text:span></text:span><text:span text:style-name="User_20_Entry"><text:span text:style-name="T123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2590300023" text:style-name="L2">
        <text:list-header>
          <text:p text:style-name="P68"><text:span text:style-name="Strong_20_Emphasis"><text:span text:style-name="T186"/></text:span></text:p>
          <text:p text:style-name="P69"><text:span text:style-name="Strong_20_Emphasis"><text:span text:style-name="T186"><text:line-break/></text:span></text:span><text:span text:style-name="Strong_20_Emphasis"><text:span text:style-name="T77">E</text:span></text:span><text:span text:style-name="Strong_20_Emphasis"><text:span text:style-name="T78">inde c</text:span></text:span><text:span text:style-name="Strong_20_Emphasis"><text:span text:style-name="T79">hecklist, </text:span></text:span><text:span text:style-name="Strong_20_Emphasis"><text:span text:style-name="T80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33227422984538" text:continue-numbering="true" text:style-name="L2">
        <text:list-header>
          <text:p text:style-name="P70"><text:span text:style-name="Emphasis"><text:span text:style-name="T18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81">Karel Zimmer</text:span></text:span></text:a><text:span text:style-name="Emphasis"><text:span text:style-name="T18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85">CC0 1.0 Universeel</text:span></text:span></text:a><text:span text:style-name="Emphasis"><text:span text:style-name="T183"> </text:span></text:span><text:span text:style-name="Emphasis"><text:span text:style-name="T18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B018E53C8F1ECF36.png" xlink:type="simple" xlink:show="embed" xlink:actuate="onLoad" draw:mime-type="image/png"/></draw:frame></draw:a></text:span></text:span><text:span text:style-name="Emphasis"><text:span text:style-name="T20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CEDF57F3734CBED.png" xlink:type="simple" xlink:show="embed" xlink:actuate="onLoad" draw:mime-type="image/png"/></draw:frame></draw:a></text:span></text:span><text:span text:style-name="Emphasis"><text:span text:style-name="T207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201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89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88">Inkomende</text:span><text:span text:style-name="T187"> </text:span>mailserver<text:line-break/>(pop.voorbeeld.com)</text:p>
          </table:table-cell>
          <table:table-cell table:style-name="Tabel2.G1" office:value-type="string">
            <text:p text:style-name="P47"><text:span text:style-name="T187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31T13:32:25.680398843">31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31T13:32:25.681393356">31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32:25.529340422</dc:date>
    <meta:print-date>2014-01-05T10:21:33.960023988</meta:print-date>
    <meta:keyword>Installatie</meta:keyword>
    <meta:keyword>Checklist</meta:keyword>
    <meta:keyword>Linux</meta:keyword>
    <meta:editing-cycles>2428</meta:editing-cycles>
    <meta:editing-duration>P5DT53M36S</meta:editing-duration>
    <meta:printed-by>Karel Zimmer</meta:printed-by>
    <dc:creator>Karel Zimmer</dc:creator>
    <meta:document-statistic meta:table-count="5" meta:image-count="2" meta:object-count="0" meta:page-count="4" meta:paragraph-count="155" meta:word-count="555" meta:character-count="4469" meta:non-whitespace-character-count="3782"/>
    <meta:user-defined meta:name="Info 1"/>
    <meta:user-defined meta:name="Info 2"/>
    <meta:user-defined meta:name="Info 3"/>
    <meta:user-defined meta:name="Info 4"/>
  </office:meta>
</office:document-meta>
</file>